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1fe88" officeooo:paragraph-rsid="0011fe88"/>
    </style:style>
    <style:style style:name="P2" style:family="paragraph" style:parent-style-name="Standard">
      <style:paragraph-properties fo:text-align="start" style:justify-single-word="false"/>
      <style:text-properties fo:font-size="12pt" officeooo:rsid="0011fe88" officeooo:paragraph-rsid="0011fe88"/>
    </style:style>
    <style:style style:name="P3" style:family="paragraph" style:parent-style-name="Standard">
      <style:paragraph-properties fo:text-align="center" style:justify-single-word="false"/>
      <style:text-properties fo:font-size="20pt" officeooo:rsid="0011fe88" officeooo:paragraph-rsid="0011fe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abriel Nunes (14100829) e Marleson Graf (14100859)</text:p>
      <text:p text:style-name="P1"/>
      <text:p text:style-name="P1"/>
      <text:p text:style-name="P3">Relatório – Trabalho 3.1 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briel Nunes</meta:initial-creator>
    <meta:creation-date>2017-05-09T09:49:04.580254813</meta:creation-date>
    <dc:date>2017-05-09T09:57:14.486269033</dc:date>
    <dc:creator>Ghabriel Nunes</dc:creator>
    <meta:editing-duration>PT8M11S</meta:editing-duration>
    <meta:editing-cycles>1</meta:editing-cycles>
    <meta:document-statistic meta:table-count="0" meta:image-count="0" meta:object-count="0" meta:page-count="1" meta:paragraph-count="2" meta:word-count="10" meta:character-count="77" meta:non-whitespace-character-count="67"/>
    <meta:generator>LibreOffice/5.0.6.2$Linux_X86_64 LibreOffice_project/00$Build-2</meta:generator>
  </office:meta>
</office:document-meta>
</file>